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Value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Input( String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Input( String type ,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Input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put.setAccept( String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Input( String type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setReadOnly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Border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Input( String type , String name ,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Checked( boolean check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.setMaxlength( String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Tab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Input( String type ,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Tabindex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Maxlength(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